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Roman" fo:font-size="16pt" officeooo:rsid="000587f2" officeooo:paragraph-rsid="000587f2" style:font-size-asian="16pt" style:font-size-complex="16pt"/>
    </style:style>
    <style:style style:name="P2" style:family="paragraph" style:parent-style-name="Standard">
      <style:text-properties style:font-name="Nimbus Roman" fo:font-size="13pt" officeooo:rsid="000587f2" officeooo:paragraph-rsid="000587f2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ontracte de compravenda</text:p>
      <text:p text:style-name="P1"/>
      <text:p text:style-name="P2">D'una part, el senyor Ian Franco Salas, amb DNI 41608290W, amb domicili al carrer de Menorca, 56 de Maó, com aU+0020part venedora.</text:p>
      <text:p text:style-name="P2">I de l'altra, el senyor Jesús Amengual Florit, amb DNI núm. 25252525,</text:p>
      <text:p text:style-name="P2">amb domicili al carrer Major, 24, des Mercadal, com a part compradora.</text:p>
      <text:p text:style-name="P2">Les dues parts actuen en nom propi i es reconeixen recíprocament la</text:p>
      <text:p text:style-name="P2">capacitat legal necessària per contractar.</text:p>
      <text:p text:style-name="P2"/>
      <text:p text:style-name="P2"/>
      <text:p text:style-name="P2"/>
      <text:p text:style-name="P2">MANIFESTEN</text:p>
      <text:p text:style-name="P2"/>
      <text:p text:style-name="P2">1. Que el senyor Ian Franco Salas és propietària de l'habitatge</text:p>
      <text:p text:style-name="P2">situat al número 22 del carrer de Ferreries, 33 de Maó.</text:p>
      <text:p text:style-name="P2">2. Que el dit habitatge està lliure de càrregues i d'arrendaments.</text:p>
      <text:p text:style-name="P2">3. Que el senyor Ian vol vendre l'habitatge esmentat i el senyor</text:p>
      <text:p text:style-name="P2">Amengual vol comprar-lo, per la qual cosa formalitzen aquest contracte</text:p>
      <text:p text:style-name="P2">de compravenda, que es regeix pels pactes següent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16:15.727645396</meta:creation-date>
    <dc:date>2023-11-28T13:36:12.511963607</dc:date>
    <meta:editing-duration>PT9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30" meta:character-count="782" meta:non-whitespace-character-count="664"/>
  </office:meta>
</office:document-meta>
</file>